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80000030127B9ABA60FE38D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9efbf" draw:textarea-horizontal-align="justify" draw:textarea-vertical-align="middle" draw:auto-grow-height="false" fo:min-height="1.973cm" fo:min-width="13.15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9efbf"/>
      <style:paragraph-properties fo:text-align="center"/>
      <style:text-properties style:font-name="Great Vibes" fo:font-size="36pt" style:font-size-asian="36pt" style:font-size-complex="36pt"/>
    </style:style>
    <style:style style:name="T1" style:family="text">
      <style:text-properties style:font-name="Great Vibes" fo:font-size="36pt" style:font-size-asian="36pt" style:font-size-complex="36pt"/>
    </style:style>
    <style:style style:name="T2" style:family="text">
      <style:text-properties style:font-name="Great Vibes" fo:font-size="36pt" fo:language="es" fo:country="ES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275cm" svg:x="1.023cm" svg:y="5.328cm">
          <draw:image xlink:href="Pictures/10000001000003680000030127B9ABA60FE38DFB.png" xlink:type="simple" xlink:show="embed" xlink:actuate="onLoad" draw:mime-type="image/png">
            <text:p/>
          </draw:image>
        </draw:frame>
        <draw:custom-shape draw:style-name="gr2" draw:text-style-name="P2" draw:layer="layout" svg:width="13.652cm" svg:height="2.223cm" svg:x="1.317cm" svg:y="5.444cm">
          <text:p text:style-name="P1"><text:span text:style-name="T1">… </text:span><text:span text:style-name="T1">en </text:span><text:span text:style-name="T2">el</text:span><text:span text:style-name="T1"> </text:span><text:span text:style-name="T2">próximo</text:span><text:span text:style-name="T1"> </text:span><text:span text:style-name="T2">capitulo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05:57.775000000</meta:creation-date>
    <dc:date>2023-11-18T18:17:17.985000000</dc:date>
    <meta:editing-duration>PT11M20S</meta:editing-duration>
    <meta:editing-cycles>2</meta:editing-cycles>
    <meta:generator>LibreOffice/7.3.5.2$Windows_X86_64 LibreOffice_project/184fe81b8c8c30d8b5082578aee2fed2ea847c01</meta:generator>
    <meta:document-statistic meta:object-count="2"/>
  </office:meta>
</office:document-meta>
</file>